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9000003E8E5436F42E54A08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svg:stroke-color="#3465a4" draw:fill="none" draw:fill-color="#ffffff" draw:opacity="100%" draw:opacity-name="Transparency_20_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none" draw:fill-color="#ffffff" draw:opacity="100%" draw:opacity-name="Transparency_20_1"/>
      <style:paragraph-properties fo:text-align="center"/>
      <style:text-properties fo:background-color="#bf004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39cm" svg:height="8.466cm" svg:x="0.511cm" svg:y="0.55cm">
          <draw:image xlink:href="Pictures/10000001000003D9000003E8E5436F42E54A08C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ectangular" draw:cx="50%" draw:cy="50%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9.5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8-05T11:07:27.004317896</dc:date>
    <meta:editing-duration>PT1M36S</meta:editing-duration>
    <meta:editing-cycles>1</meta:editing-cycles>
    <meta:document-statistic meta:object-count="1"/>
    <meta:generator>LibreOffice/7.3.7.2$Linux_X86_64 LibreOffice_project/30$Build-2</meta:generator>
  </office:meta>
</office:document-meta>
</file>